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draw:fill="solid" draw:fill-color="#f9f93c"/>
    </style:style>
    <style:style style:name="gr1" style:family="graphic" style:parent-style-name="standard">
      <style:graphic-properties draw:stroke="none" svg:stroke-color="#000000" draw:fill="none" draw:fill-color="#ffffff" draw:textarea-vertical-align="middle" fo:min-height="13.75cm"/>
      <style:paragraph-properties style:writing-mode="lr-tb"/>
    </style:style>
    <style:style style:name="P1" style:family="paragraph">
      <style:paragraph-properties fo:margin-top="0cm" fo:margin-bottom="0cm" fo:line-height="150%" fo:text-align="end"/>
    </style:style>
    <style:style style:name="P2" style:family="paragraph">
      <loext:graphic-properties draw:fill="none" draw:fill-color="#ffffff"/>
      <style:paragraph-properties fo:margin-top="0cm" fo:margin-bottom="0cm" fo:line-height="200%" fo:text-align="end" style:writing-mode="lr-tb"/>
      <style:text-properties fo:color="#303030" style:font-name="Caladea"/>
    </style:style>
    <style:style style:name="T1" style:family="text">
      <style:text-properties fo:color="#303030" style:font-name="Caladea" fo:font-size="54pt" style:font-size-asian="54pt" style:font-size-complex="54pt"/>
    </style:style>
    <style:style style:name="T2" style:family="text">
      <style:text-properties fo:color="#f9f93c" style:font-name="Caladea" fo:font-size="36pt" fo:font-weight="normal" fo:background-color="#303030" style:font-size-asian="36pt" style:font-weight-asian="normal" style:font-size-complex="36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26.3cm" svg:height="14cm" svg:x="0.9cm" svg:y="1.001cm">
          <draw:text-box>
            <text:p text:style-name="P1"><text:span text:style-name="T1">Kvietimas į ANTRĄJĮ</text:span></text:p>
            <text:p text:style-name="P1"><text:span text:style-name="T1">profesinių sąjungų susitikimą</text:span></text:p>
            <text:p text:style-name="P1"><text:span text:style-name="T2">2020-01-11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lt" fo:country="L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creation-date>2018-03-18T15:32:03.234965546</meta:creation-date>
    <dc:date>2020-01-06T18:54:51.908451011</dc:date>
    <meta:editing-duration>PT56M1S</meta:editing-duration>
    <meta:editing-cycles>16</meta:editing-cycles>
    <meta:generator>LibreOffice/6.3.4.2$Linux_X86_64 LibreOffice_project/30$Build-2</meta:generator>
    <meta:document-statistic meta:object-count="1"/>
  </office:meta>
</office:document-meta>
</file>